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List">
      <style:paragraph-properties fo:margin-left="2.341cm" fo:margin-right="0cm" fo:text-indent="0cm" style:auto-text-indent="false"/>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List" style:list-style-name="L15"/>
    <style:style style:name="P26" style:family="paragraph" style:parent-style-name="List" style:list-style-name="L1">
      <style:paragraph-properties fo:margin-left="2.341cm" fo:margin-right="0cm" fo:text-indent="0cm" style:auto-text-indent="false"/>
    </style:style>
    <style:style style:name="P27" style:family="paragraph" style:parent-style-name="List" style:list-style-name="L11">
      <style:paragraph-properties fo:margin-left="2.341cm" fo:margin-right="0cm" fo:text-indent="0cm" style:auto-text-indent="false"/>
    </style:style>
    <style:style style:name="P28" style:family="paragraph" style:parent-style-name="List" style:list-style-name="L15">
      <style:paragraph-properties fo:margin-left="2.341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list-style-name="L14"/>
    <style:style style:name="P41" style:family="paragraph" style:parent-style-name="Table_20_Contents" style:list-style-name="L16"/>
    <style:style style:name="P42" style:family="paragraph" style:parent-style-name="Table_20_Contents" style:list-style-name="L14">
      <style:text-properties fo:font-weight="normal" style:font-weight-asian="normal" style:font-weight-complex="normal"/>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5">Scalable OpenGroupware.org (SOGo)<text:line-break/> – Inverse Edition 1.0.1</text:p>
      <text:p text:style-name="P13">Installation and Configuration Guide</text:p>
      <text:p text:style-name="P6"/>
      <text:p text:style-name="P24">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1 – April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3</text:p>
          <text:p text:style-name="P22">Chapter 2<text:tab/>Introduction <text:s text:c="2"/><text:tab/>4</text:p>
          <text:p text:style-name="P23">Architecture <text:s text:c="2"/><text:tab/>5</text:p>
          <text:p text:style-name="P22">Chapter 3<text:tab/>System Requirements <text:s text:c="2"/><text:tab/>6</text:p>
          <text:p text:style-name="P23">Assumptions <text:s text:c="2"/><text:tab/>6</text:p>
          <text:p text:style-name="P23">Minimum Hardware Requirements <text:s text:c="2"/><text:tab/>6</text:p>
          <text:p text:style-name="P23">Operating System Requirements <text:s text:c="2"/><text:tab/>8</text:p>
          <text:p text:style-name="P22">Chapter 4<text:tab/>Installation <text:s text:c="2"/><text:tab/>9</text:p>
          <text:p text:style-name="P23">Software Downloads <text:s text:c="2"/><text:tab/>9</text:p>
          <text:p text:style-name="P23">Software Installation <text:s text:c="2"/><text:tab/>9</text:p>
          <text:p text:style-name="P22">Chapter 5<text:tab/>Configuration <text:s text:c="2"/><text:tab/>10</text:p>
          <text:p text:style-name="P23">Overview and General Preferences <text:s text:c="2"/><text:tab/>10</text:p>
          <text:p text:style-name="P23">Authentication using LDAP <text:s text:c="2"/><text:tab/>13</text:p>
          <text:p text:style-name="P23">LDAP Attributes Indexing <text:s text:c="2"/><text:tab/>15</text:p>
          <text:p text:style-name="P23">Database Configuration <text:s text:c="2"/><text:tab/>15</text:p>
          <text:p text:style-name="P23">SMTP Server Configuration <text:s text:c="2"/><text:tab/>16</text:p>
          <text:p text:style-name="P23">IMAP Server Configuration <text:s text:c="2"/><text:tab/>17</text:p>
          <text:p text:style-name="P23">Web Interface Configuration <text:s text:c="2"/><text:tab/>18</text:p>
          <text:p text:style-name="P23">SOGo Configuration Summary <text:s text:c="2"/><text:tab/>18</text:p>
          <text:p text:style-name="P23">Apache Configuration <text:s text:c="2"/><text:tab/>19</text:p>
          <text:p text:style-name="P23">Starting Services <text:s text:c="2"/><text:tab/>20</text:p>
          <text:p text:style-name="P22">Chapter 6<text:tab/>Managing User Accounts <text:s text:c="2"/><text:tab/>21</text:p>
          <text:p text:style-name="P23">Creating the SOGo Administrative Account <text:s text:c="2"/><text:tab/>21</text:p>
          <text:p text:style-name="P23">Creating a User Account <text:s text:c="2"/><text:tab/>21</text:p>
          <text:p text:style-name="P22">Chapter 7<text:tab/>Funambol <text:s text:c="2"/><text:tab/>23</text:p>
          <text:p text:style-name="P22"><text:soft-page-break/>Chapter 8<text:tab/>Using SOGo <text:s text:c="2"/><text:tab/>25</text:p>
          <text:p text:style-name="P23">SOGo Web Interface <text:s text:c="2"/><text:tab/>25</text:p>
          <text:p text:style-name="P23">Mozilla Thunderbird and Lightning <text:s text:c="2"/><text:tab/>25</text:p>
          <text:p text:style-name="P23">Funambol / Mobile Devices <text:s text:c="2"/><text:tab/>26</text:p>
          <text:p text:style-name="P23">Apple iCal 3 <text:s text:c="2"/><text:tab/>26</text:p>
          <text:p text:style-name="P22">Chapter 9<text:tab/>Additional Information <text:s text:c="2"/><text:tab/>28</text:p>
          <text:p text:style-name="P22">Chapter 10<text:tab/>Commercial Support and Contact Information <text:s text:c="2"/><text:tab/>29</text:p>
          <text:p text:style-name="P22">Chapter 11<text:tab/>GNU Free Documentation License <text:s text:c="2"/><text:tab/>30</text:p>
        </text:index-body>
      </text:table-of-content>
      <text:p text:style-name="Standard"/>
      <text:h text:style-name="P4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1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43038914" text:style-name="L1">
        <text:list-header>
          <text:p text:style-name="P26">❏<text:tab/>Database server (MySQL, PostgreSQL or Oracle)</text:p>
          <text:p text:style-name="P26">❏<text:tab/>LDAP server (OpenLDAP, Novell eDirectory, Microsoft Active Directory and others)</text:p>
          <text:p text:style-name="P26">❏<text:tab/>SMTP server (Postfix, Sendmail and others)</text:p>
          <text:p text:style-name="P2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51042227" text:style-name="L2">
              <text:list-header>
                <text:p text:style-name="P29">◾ Intel or AMD CPU 1 GHz</text:p>
                <text:p text:style-name="P29">◾ 512 MB of RAM (without Funambol, 1 GB RAM otherwise)</text:p>
                <text:p text:style-name="P29">◾ 1 GB of disk space</text:p>
              </text:list-header>
            </text:list>
            <text:p text:style-name="Table_20_Contents"/>
            <text:p text:style-name="Table_20_Contents">Production</text:p>
            <text:list xml:id="list1527134548" text:style-name="L3">
              <text:list-header>
                <text:p text:style-name="P30">◾ Intel or AMD CPU 3 GHz</text:p>
              </text:list-header>
            </text:list>
            <text:list xml:id="list523802960" text:style-name="L4">
              <text:list-header>
                <text:p text:style-name="P31">◾ 2048 MB of RAM</text:p>
              </text:list-header>
            </text:list>
            <text:list xml:id="list482989948" text:style-name="L3">
              <text:list-header>
                <text:p text:style-name="P3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718883335" text:style-name="L5">
              <text:list-header>
                <text:p text:style-name="P32">◾ Intel or AMD CPU 1.5 GHz</text:p>
              </text:list-header>
            </text:list>
            <text:list xml:id="list2020195569" text:style-name="L6">
              <text:list-header>
                <text:p text:style-name="P33">◾ 1024x768 monitor resolution</text:p>
              </text:list-header>
            </text:list>
            <text:list xml:id="list260989134" text:style-name="L7">
              <text:list-header>
                <text:p text:style-name="P34">◾ 512 MB of RAM</text:p>
                <text:p text:style-name="P34">◾ 128 Kbps or higher network connection</text:p>
              </text:list-header>
            </text:list>
            <text:p text:style-name="Table_20_Contents"/>
            <text:p text:style-name="Table_20_Contents">Microsoft Windows</text:p>
            <text:list xml:id="list1579310153" text:style-name="L6">
              <text:list-header>
                <text:p text:style-name="P33">◾ Microsoft Windows XP SP2 or Vista</text:p>
              </text:list-header>
            </text:list>
            <text:p text:style-name="Table_20_Contents"/>
            <text:p text:style-name="Table_20_Contents">Apple Mac OS X</text:p>
            <text:list xml:id="list1980771632" text:style-name="L8">
              <text:list-header>
                <text:p text:style-name="P35">◾ Apple Mac OS X 10.2 to 10.5</text:p>
                <text:p text:style-name="P35">◾ Apple Mac OS X 10.5 for iCal 3 support</text:p>
              </text:list-header>
            </text:list>
            <text:p text:style-name="Table_20_Contents"/>
            <text:p text:style-name="Table_20_Contents">Linux</text:p>
            <text:list xml:id="list1235326898" text:style-name="L9">
              <text:list-header>
                <text:p text:style-name="P3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65279158" text:style-name="L10">
              <text:list-header>
                <text:p text:style-name="P37">◾ Palm OS based devices with Synthesis SyncML Client</text:p>
                <text:p text:style-name="P37">◾ Research In Motion (RIM) BlackBerry devices with NextHaus SyncJe</text:p>
                <text:p text:style-name="P37">◾ Microsoft Windows Mobile PocketPC or SmartPhone with the Funambol client</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1.0.1 :</text:p>
      <text:list xml:id="list2053342736" text:style-name="L11">
        <text:list-header>
          <text:p text:style-name="P27">❏<text:tab/>Red Hat Enterprise Linux 5.x Server</text:p>
          <text:p text:style-name="P27">❏<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11">yum install sope47-gdl1-mysql</text:p>
      <text:p text:style-name="Standard">If you use Oracle Database (9i, 10g or 11g), proceed with the following command :</text:p>
      <text:p text:style-name="Code">yum install sope47-gdl1-oracle</text:p>
      <text:p text:style-name="P16"/>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167160330" text:style-name="L12">
              <text:list-header>
                <text:p text:style-name="P38">◾ YES – to use UTF-8 (recommended)</text:p>
                <text:p text:style-name="P3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8">◾ YES – to use UTF-8 (recommended)</text:p>
                <text:p text:style-name="P3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8">◾ YES – to use UTF-8 (recommended)</text:p>
                <text:p text:style-name="P3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2046038280" text:style-name="L13">
              <text:list-header>
                <text:p text:style-name="P39">◾ English</text:p>
                <text:p text:style-name="P39">◾ French</text:p>
                <text:p text:style-name="P39">◾ German</text:p>
                <text:p text:style-name="P39">◾ Italian</text:p>
                <text:p text:style-name="P39">◾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807736217" text:style-name="L14">
              <text:list-header>
                <text:p text:style-name="P40">◾ YES – to send notifications</text:p>
                <text:p text:style-name="P40">◾ NO – to not send notifications</text:p>
                <text:p text:style-name="P4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509418416" text:continue-numbering="true" text:style-name="L14">
              <text:list-header>
                <text:p text:style-name="P40">◾ Public</text:p>
                <text:p text:style-name="P40">◾ Confidential</text:p>
                <text:p text:style-name="P40">◾ Private</text:p>
                <text:p text:style-name="P40">And each string must end with one of those values:</text:p>
                <text:p text:style-name="P40">◾ Viewer</text:p>
                <text:p text:style-name="P40">◾ DandTViewer</text:p>
                <text:p text:style-name="P40">◾ Modifier</text:p>
                <text:p text:style-name="P40">◾ Responder</text:p>
                <text:p text:style-name="P40">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7"/>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4"/>encryption = "&lt;SSL or STARTTLS&gt;";</text:span></text:p>
            <text:p text:style-name="Table_20_Contents"><text:span text:style-name="Code_20__28_inline_29_"><text:s text:c="4"/>scope = "BASE, ONE or SUB";</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Finally, 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7"/>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text:soft-page-break/>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2076470100" text:style-name="L15">
        <text:list-header>
          <text:p text:style-name="P28">❏<text:tab/>givenName</text:p>
          <text:p text:style-name="P28">❏<text:tab/>cn</text:p>
          <text:p text:style-name="P28">❏<text:tab/>mail</text:p>
          <text:p text:style-name="P28">❏<text:tab/>sn</text:p>
          <text:p text:style-name="P25"/>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6"/>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6"/>
      <text:p text:style-name="Standard">Once added, restart the PostgreSQL database services. Then, modify the SOGo configuration to reflect your database settings :</text:p>
      <text:p text:style-name="Code">su – sogo</text:p>
      <text:p text:style-name="Code"><text:soft-page-break/>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174226971" text:style-name="L16">
              <text:list-header>
                <text:p text:style-name="P41"><text:span text:style-name="Code_20__28_inline_29_">◾ sendmail</text:span> – to use /usr/sbin/sendmail</text:p>
                <text:p text:style-name="P4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9"/>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1">Parameter used to specify which RFC the IMAP server implements with respect to ACLs. Possible values are :</text:p>
                <text:p text:style-name="P4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0">◾ YES</text:p>
                <text:p text:style-name="P40">◾ NO</text:p>
                <text:p text:style-name="P40">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row>
          <table:table-cell table:style-name="Table1.A4" office:value-type="string">
            <text:p text:style-name="Table_20_Contents">SOGoMailListViewColumnsOrder</text:p>
          </table:table-cell>
          <table:table-cell table:style-name="Table1.A4"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6"/>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slapadd -l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0"/>
      <text:p text:style-name="Standard">Download your preferred JDBC driver and move it to :</text:p>
      <text:p text:style-name="Code">/opt/Funambol/tools/tomcat/common/lib/</text:p>
      <text:p text:style-name="P20"/>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0"/>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0"/>
      <text:p text:style-name="Standard">Next, install the Funambol SOGo Connector within Funambol server by issuing the following commands :</text:p>
      <text:p text:style-name="Code"><text:soft-page-break/>cd /opt/Funambol/ds-server</text:p>
      <text:p text:style-name="Code">./bin/install-modules.sh tomcat50</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ds-server/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1"><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System Requirements</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40</meta:editing-cycles>
    <meta:editing-duration>PT07H24M22S</meta:editing-duration>
    <dc:date>2009-04-06T09:52:27</dc:date>
    <meta:document-statistic meta:table-count="8" meta:image-count="3" meta:object-count="0" meta:page-count="32" meta:paragraph-count="545" meta:word-count="4897" meta:character-count="33006"/>
    <meta:user-defined meta:name="Info 1"/>
    <meta:user-defined meta:name="Info 2"/>
    <meta:user-defined meta:name="Info 3"/>
    <meta:user-defined meta:name="Info 4"/>
  </office:meta>
</office:document-meta>
</file>